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Info.setNickName( String nic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nfo.setUpdateTime( String update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nfo.get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nfo.setModifyNickanme( int modifyNickan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ccessReturn.SuccessReturn(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ccessReturn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nfo.getModifyNickan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InfoVo.getGmMessag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24.test_for_issu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UserInfo.set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InfoVo.CheckInfoV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nfo.getApp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ccessReturn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24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UserInfo.getUpd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nfo.getAvat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nfo.getUs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nfo.getServer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nfo.setServerIds( List &lt; Integer &gt; serverI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nfo.getNick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nfo.setAppid( long ap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nfo.setAvatar( int avat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nfo.setUserType( int us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nfo.setUid( long 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nfo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InfoVo.CheckInfoVo( int gmMessage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